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STHeitiSC-Light" svg:font-family="STHeitiSC-Light" style:font-family-generic="roman"/>
    <style:font-face style:name="Helvetica1" svg:font-family="Helvetica" style:font-family-generic="roman" style:font-pitch="variable"/>
    <style:font-face style:name="STHeitiSC-Light1" svg:font-family="STHeitiSC-Ligh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d1b2" officeooo:paragraph-rsid="000cd1b2"/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STHeitiSC-Light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fo:font-size="10pt" officeooo:paragraph-rsid="00265a77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fo:font-size="10pt" officeooo:paragraph-rsid="002804b3" style:font-size-asian="10pt" style:font-size-complex="10pt"/>
    </style:style>
    <style:style style:name="P7" style:family="paragraph" style:parent-style-name="Standard">
      <style:text-properties fo:font-size="10pt" officeooo:rsid="000cd1b2" officeooo:paragraph-rsid="000cd1b2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0pt" officeooo:paragraph-rsid="001305f2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0pt" officeooo:paragraph-rsid="0018cccc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0pt" officeooo:paragraph-rsid="001c08c7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0pt" officeooo:paragraph-rsid="0016c89b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0pt" officeooo:paragraph-rsid="00210883" style:font-size-asian="10pt" style:font-size-complex="10pt"/>
    </style:style>
    <style:style style:name="T1" style:family="text">
      <style:text-properties fo:color="#000000" style:font-name="Helvetica"/>
    </style:style>
    <style:style style:name="T2" style:family="text">
      <style:text-properties fo:color="#000000" style:font-name="Helvetica" officeooo:rsid="000cd1b2"/>
    </style:style>
    <style:style style:name="T3" style:family="text">
      <style:text-properties fo:color="#000000" style:font-name="STHeitiSC-Light"/>
    </style:style>
    <style:style style:name="T4" style:family="text">
      <style:text-properties fo:color="#000000" style:font-name="STHeitiSC-Light" officeooo:rsid="000d0f61"/>
    </style:style>
    <style:style style:name="T5" style:family="text">
      <style:text-properties fo:color="#000000" style:font-name="STHeitiSC-Light" officeooo:rsid="000e376f"/>
    </style:style>
    <style:style style:name="T6" style:family="text">
      <style:text-properties fo:color="#000000" style:font-name="STHeitiSC-Light" officeooo:rsid="00109426"/>
    </style:style>
    <style:style style:name="T7" style:family="text">
      <style:text-properties fo:color="#000000" style:font-name="STHeitiSC-Light" officeooo:rsid="001a5c37"/>
    </style:style>
    <style:style style:name="T8" style:family="text">
      <style:text-properties fo:color="#000000" style:font-name="STHeitiSC-Light" officeooo:rsid="000cd1b2"/>
    </style:style>
    <style:style style:name="T9" style:family="text">
      <style:text-properties fo:color="#000000" style:font-name="STHeitiSC-Light" officeooo:rsid="00210883"/>
    </style:style>
    <style:style style:name="T10" style:family="text">
      <style:text-properties fo:color="#000000" style:font-name="STHeitiSC-Light" officeooo:rsid="00231a09"/>
    </style:style>
    <style:style style:name="T11" style:family="text">
      <style:text-properties fo:color="#d90b00" style:font-name="STHeitiSC-Light"/>
    </style:style>
    <style:style style:name="T12" style:family="text">
      <style:text-properties fo:color="#d90b00" style:font-name="STHeitiSC-Light" officeooo:rsid="001072aa"/>
    </style:style>
    <style:style style:name="T13" style:family="text">
      <style:text-properties style:font-name="STHeitiSC-Light"/>
    </style:style>
    <style:style style:name="T14" style:family="text">
      <style:text-properties style:font-name="STHeitiSC-Light" officeooo:rsid="001072aa"/>
    </style:style>
    <style:style style:name="T15" style:family="text">
      <style:text-properties style:font-name="STHeitiSC-Light" officeooo:rsid="00109426"/>
    </style:style>
    <style:style style:name="T16" style:family="text">
      <style:text-properties style:font-name="STHeitiSC-Light" officeooo:rsid="0024b85a"/>
    </style:style>
    <style:style style:name="T17" style:family="text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常用快捷键：</text:p>
      <text:p text:style-name="P8"><text:span text:style-name="T3">shift+F</text:span><text:span text:style-name="T4">6</text:span><text:span text:style-name="T3"> 重命名变量或方法、类</text:span></text:p>
      <text:p text:style-name="P8"><text:span text:style-name="T3">command</text:span><text:span text:style-name="T10">+shift</text:span><text:span text:style-name="T3">+</text:span><text:span text:style-name="T5">n</text:span><text:span text:style-name="T3"> <text:s/>深入查找文件</text:span></text:p>
      <text:p text:style-name="P8"><text:span text:style-name="T3">c</text:span><text:span text:style-name="T5">trl</text:span><text:span text:style-name="T3">+</text:span><text:span text:style-name="T5">n</text:span><text:span text:style-name="T3"> <text:s/>鼠标放在文件名上就是新建文件 <text:s text:c="2"/>/放在文件里面就是生成构造方法、get和set方法等</text:span></text:p>
      <text:p text:style-name="P11"><text:span text:style-name="T3">fn +delete 删除一个文件</text:span></text:p>
      <text:p text:style-name="P8"><text:span text:style-name="T3">shift+click <text:s/>关闭某个文件tab</text:span></text:p>
      <text:p text:style-name="P8"><text:span text:style-name="T3">ctrl+shift+space </text:span><text:span text:style-name="T7">自动补全</text:span><text:span text:style-name="T3">，输入一个字符，补齐后面将出现的完整的字符串</text:span></text:p>
      <text:p text:style-name="P12"><text:span text:style-name="T3">command+shift+回车 补全一个方法或者语句</text:span></text:p>
      <text:p text:style-name="P8"><text:span text:style-name="T3">command+alt+l <text:s/>代码格式化 </text:span></text:p>
      <text:p text:style-name="P8"><text:span text:style-name="T3">ctrl+shift+F</text:span><text:span text:style-name="T5">10</text:span><text:span text:style-name="T3"> <text:s/>运行</text:span></text:p>
      <text:p text:style-name="P8"><text:span text:style-name="T3">command+b <text:s/>进入方法或者</text:span><text:span text:style-name="T5">类</text:span></text:p>
      <text:p text:style-name="P8"><text:span text:style-name="T3">command+shift+a <text:s/>搜索action的快捷键</text:span></text:p>
      <text:p text:style-name="P8"><text:span text:style-name="T3">command+e 查找最近使用的文件</text:span></text:p>
      <text:p text:style-name="P14"><text:span text:style-name="T3">alt+enter <text:s/>快速fix错误/新建一个实现某接口的类,</text:span><text:span text:style-name="T9">可以创建这个类的test类 command+shift+t </text:span></text:p>
      <text:p text:style-name="P4"><text:span text:style-name="T13">command+alt+v 提取出一个变量</text:span></text:p>
      <text:p text:style-name="P4"><text:span text:style-name="T13">command+alt+m 将一个代码块提取出一个方法</text:span></text:p>
      <text:p text:style-name="P5"><text:span text:style-name="T13">command+</text:span><text:span text:style-name="T15">w</text:span><text:span text:style-name="T13">选中</text:span><text:span text:style-name="T16">字符</text:span></text:p>
      <text:p text:style-name="P13"><text:span text:style-name="T2">command+o <text:s/></text:span><text:span text:style-name="T8">方法覆盖重写</text:span></text:p>
      <text:p text:style-name="P8"><text:span text:style-name="T3">command +y 删除一行</text:span></text:p>
      <text:p text:style-name="P8"><text:span text:style-name="T3">鼠标放在该方法名上 F6 <text:s/>将该方法移到另一个文件中</text:span></text:p>
      <text:p text:style-name="P6"><text:span text:style-name="T13">command+alt+</text:span><text:span text:style-name="T14">n</text:span><text:span text:style-name="T13"> 内联 将一个方法移动同一个类里面的另一个方法（return）</text:span></text:p>
      <text:p text:style-name="P8"><text:span text:style-name="T3">command +alt+b 进入该接口</text:span><text:span text:style-name="T6">或者抽象方法</text:span><text:span text:style-name="T3">的具体实现</text:span></text:p>
      <text:p text:style-name="P8"><text:span text:style-name="T3">对某个类提取接口 refactor extract interface</text:span></text:p>
      <text:p text:style-name="P8"><text:span text:style-name="T3">command+alt+F6 <text:s/>查找引用</text:span></text:p>
      <text:p text:style-name="P8"><text:span text:style-name="T3">command+f <text:s/>在文件里面查找内容</text:span></text:p>
      <text:p text:style-name="P8"><text:span text:style-name="T3">command+F12 <text:s/>在文件里面查找方法或者属性</text:span></text:p>
      <text:p text:style-name="P10"><text:span text:style-name="T3">command+alt+左键 <text:s/>回到上一步所在位置</text:span></text:p>
      <text:p text:style-name="P10"><text:span text:style-name="T3">command+alt+右键 <text:s/>回到下一步所在位置</text:span></text:p>
      <text:p text:style-name="P8"><text:span text:style-name="T3">command+alt+F7 <text:s/>查找方法的引用</text:span></text:p>
      <text:p text:style-name="P8"><text:span text:style-name="T3"/></text:p>
      <text:p text:style-name="P8"><text:span text:style-name="T3">command+shift +向上按钮 选中代码向上移动</text:span></text:p>
      <text:p text:style-name="P8"><text:span text:style-name="T3">command+shift+向下移动 <text:s/>选中代码向下移动</text:span></text:p>
      <text:p text:style-name="P2"/>
      <text:p text:style-name="P2"/>
      <text:p text:style-name="P2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STHeitiSC-Light" svg:font-family="STHeitiSC-Light" style:font-family-generic="roman"/>
    <style:font-face style:name="Helvetica1" svg:font-family="Helvetica" style:font-family-generic="roman" style:font-pitch="variable"/>
    <style:font-face style:name="STHeitiSC-Light1" svg:font-family="STHeitiSC-Ligh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9:44:19.552936000</meta:creation-date>
    <dc:date>2014-07-16T20:43:09.391444000</dc:date>
    <meta:editing-duration>PT57M29S</meta:editing-duration>
    <meta:editing-cycles>28</meta:editing-cycles>
    <meta:generator>LibreOffice/4.1.4.2$MacOSX_x86 LibreOffice_project/0a0440ccc0227ad9829de5f46be37cfb6edcf72</meta:generator>
    <meta:document-statistic meta:table-count="0" meta:image-count="0" meta:object-count="0" meta:page-count="1" meta:paragraph-count="31" meta:word-count="387" meta:character-count="802" meta:non-whitespace-character-count="742"/>
  </office:meta>
</office:document-meta>
</file>